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Utils.getProperty( Object bean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Utils.getMappedProperty( Object bean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Utils.getPropertyDescriptor( Object bean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Utils.setMappedProperty( Object bean , String name , String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Utils.getIndexedProperty( Object bean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Utils.setIndexedProperty( Object bean ,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Utils.isWriteable( Object bean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Utils.setProperty( Object bean ,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Utils.getPropertyDescriptors( Class bean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Utils.getMappedPropertyDescriptors( Class bean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Utils.getPropertyDescriptors( Object 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Utils.setSimpleProperty( Object bean ,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Utils.getDebu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Utils.getNestedProperty( Object bean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Utils.getReadMethod( PropertyDescriptor descri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Utils.getIndexedProperty( Object bean , String name ,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Utils.getMappedProperty( Object bean , String name ,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Utils.clearDescrip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Utils.setDebug( int newDebu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Utils.getPropertyEditorClass( Object bean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Utils.getWriteMethod( PropertyDescriptor descri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Utils.isReadable( Object bean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Utils.setIndexedProperty( Object bean , String name , int index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Utils.getSimpleProperty( Object bean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Utils.setNestedProperty( Object bean ,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Utils.getPropertyType( Object bean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Utils.getMappedPropertyDescriptors( Object 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Utils.setMappedProperty( Object bean ,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Utils.copyProperties( Object dest , Object or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Utils.describe( Object 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